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pdate.create( NodeState nodeState , String srcWorksp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pdate.Update( NodeState nodeState , String srcWorksp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pdate.getSourceWorkspa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date.persis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pdate.getNod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date.accept( OperationVisitor vis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